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197cm"/>
    </style:style>
    <style:style style:name="co3" style:family="table-column">
      <style:table-column-properties fo:break-before="auto" style:column-width="9.82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 목록을 위한 것이기 때문에 나중에 스팀에 돌아오면 그 때 다시 추가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, 횡스크롤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21:59:01.62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21:59:22.887000000</dc:date>
    <meta:editing-duration>PT6H57M2S</meta:editing-duration>
    <meta:editing-cycles>128</meta:editing-cycles>
    <meta:document-statistic meta:table-count="1" meta:cell-count="40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